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461e6" officeooo:paragraph-rsid="000461e6"/>
    </style:style>
    <style:style style:name="P2"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5b75f" officeooo:paragraph-rsid="0005b75f"/>
    </style:style>
    <style:style style:name="P3"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76485" officeooo:paragraph-rsid="00076485"/>
    </style:style>
    <style:style style:name="P4"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88007" officeooo:paragraph-rsid="00088007"/>
    </style:style>
    <style:style style:name="P5"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8e51c" officeooo:paragraph-rsid="0008e51c"/>
    </style:style>
    <style:style style:name="P6"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a52ef" officeooo:paragraph-rsid="000a52ef"/>
    </style:style>
    <style:style style:name="P7" style:family="paragraph" style:parent-style-name="Text_20_body">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Heading_20_3">
      <style:paragraph-properties fo:margin-left="0in" fo:margin-right="0in" fo:orphans="2" fo:widows="2" fo:text-indent="0in" style:auto-text-indent="false"/>
      <style:text-properties fo:font-variant="normal" fo:text-transform="none" fo:color="#1f2328" loext:opacity="100%" style:font-name="apple-system" fo:font-size="15pt" fo:letter-spacing="normal" fo:font-style="normal" fo:font-weight="normal" officeooo:paragraph-rsid="000c201f"/>
    </style:style>
    <style:style style:name="P9" style:family="paragraph" style:parent-style-name="Text_20_body" style:list-style-name="L1">
      <style:paragraph-properties fo:margin-left="0in" fo:margin-right="0in" fo:margin-top="0in" fo:margin-bottom="0.1665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left="0in" fo:margin-right="0in" fo:margin-top="0in" fo:margin-bottom="0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1" style:family="paragraph" style:parent-style-name="Text_20_body">
      <style:paragraph-properties fo:margin-left="0in" fo:margin-right="0in" fo:margin-top="0in" fo:margin-bottom="0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c1af8" officeooo:paragraph-rsid="000c1af8"/>
    </style:style>
    <style:style style:name="P12" style:family="paragraph" style:parent-style-name="Text_20_body">
      <style:paragraph-properties fo:margin-left="0in" fo:margin-right="0in" fo:margin-top="0in" fo:margin-bottom="0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a52ef" officeooo:paragraph-rsid="000a52ef"/>
    </style:style>
    <style:style style:name="P13" style:family="paragraph" style:parent-style-name="Text_20_body">
      <style:paragraph-properties fo:margin-left="0in" fo:margin-right="0in" fo:margin-top="0in" fo:margin-bottom="0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bold" officeooo:rsid="000c201f" officeooo:paragraph-rsid="000c201f" style:font-weight-asian="bold" style:font-weight-complex="bold"/>
    </style:style>
    <style:style style:name="P1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officeooo:paragraph-rsid="000c201f"/>
    </style:style>
    <style:style style:name="P15" style:family="paragraph" style:parent-style-name="Text_20_body" style:list-style-name="L2">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officeooo:paragraph-rsid="000c201f"/>
    </style:style>
    <style:style style:name="P16"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officeooo:paragraph-rsid="000c201f"/>
    </style:style>
    <style:style style:name="P17" style:family="paragraph" style:parent-style-name="Standard">
      <style:paragraph-properties fo:margin-left="0in" fo:margin-right="0in" fo:margin-top="0in" fo:margin-bottom="0in" style:contextual-spacing="false" fo:line-height="100%" fo:orphans="2" fo:widows="2" fo:text-indent="0in" style:auto-text-indent="false"/>
      <style:text-properties fo:font-variant="normal" fo:text-transform="none" fo:color="#1f2328" loext:opacity="100%" style:font-name="apple-system" fo:font-size="12pt" fo:letter-spacing="normal" fo:font-style="normal" fo:font-weight="normal" officeooo:rsid="000a52ef" officeooo:paragraph-rsid="000c201f"/>
    </style:style>
    <style:style style:name="T1" style:family="text">
      <style:text-properties officeooo:rsid="0005b75f"/>
    </style:style>
    <style:style style:name="T2" style:family="text">
      <style:text-properties officeooo:rsid="000c1af8"/>
    </style:style>
    <style:style style:name="T3" style:family="text">
      <style:text-properties style:text-position="super 58%" officeooo:rsid="0005b75f"/>
    </style:style>
    <style:style style:name="T4" style:family="text">
      <style:text-properties officeooo:rsid="00076485"/>
    </style:style>
    <style:style style:name="T5" style:family="text">
      <style:text-properties officeooo:rsid="000a52ef"/>
    </style:style>
    <style:style style:name="T6" style:family="text">
      <style:text-properties officeooo:rsid="0008e51c"/>
    </style:style>
    <style:style style:name="T7" style:family="text">
      <style:text-properties officeooo:rsid="00088007"/>
    </style:style>
    <style:style style:name="T8" style:family="text">
      <style:text-properties officeooo:rsid="000ac029"/>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tings,</text:p>
      <text:p text:style-name="P1">I am writing to you today very confused. Near the end of summer I learned 2 things at the same time that troubled me greatly, as it will make things difficult for New Mexico and Las Cruces.</text:p>
      <text:p text:style-name="P1">The Tesla Humanoid Robot will sell for less than 1 Human work year at $15 per hour (31,200) , not including employer side taxes much less any employee health care. <text:span text:style-name="T1">After that you only need </text:span><text:span text:style-name="T2">to </text:span><text:span text:style-name="T1">oil the tin man. It is in service now at Tesla and is being pushed out into the market for further testing. Production is the only thing holding Tesla back. </text:span>And a business account for the ChatGPT AI is only $25 per employee, per month. Depending on the job AI can double an employee’s output. <text:span text:style-name="T1">Then I discovered that New Mexico Public Education is 50</text:span><text:span text:style-name="T3">th</text:span><text:span text:style-name="T1"> out of 50 in the country.</text:span></text:p>
      <text:p text:style-name="P2">On Facebook in a Las Cruces community group I mentioned the test scores in 4 local High Sch<text:span text:style-name="T2">ool that I found posted in that very group, </text:span>and changes need to be made. It went downhill in a hurry with 4 foul mouthed teachers and an arrogant, demening, adminastrator in the Las Cruces school district. I was told that nothing can be done, the Kids are too poor with all of the problems that come with that, so nothiing can be done about it. <text:span text:style-name="T4">There have been a couple more ‘No one cares about the children’, </text:span><text:span text:style-name="T5">I find this very confusing.</text:span></text:p>
      <text:p text:style-name="P3">I am born (1960) and raised in Seattle, just over 100 miles south of Canada. I moved to Las Cruces because on my first visit the people <text:span text:style-name="T2">here </text:span>were so nice, the way Seattle was as a teenager in the 1970s before the early 1990s <text:span text:style-name="T6">when the global corporate names began to grow</text:span>. I bought my first computer in 1983 (1980 was the first time you could buy one) and I have been a Computer Geek ever since.</text:p>
      <text:p text:style-name="P3">My business started in the mid 1980s, ‘Computerize or Die’ was the word of the day. I had to learn all of the new technology with no University Degree or the Internet, grinding out back to back to back 60+ hour 7 day work weeks. I’m no genius but do have an above IQ and computer like recall, <text:span text:style-name="T7">so I consumed everything I could read.</text:span></text:p>
      <text:p text:style-name="P4">The business had suppliers in India, Europe and I travled to Hong Kong and China for trade shows and to visit factories in the watch industry.</text:p>
      <text:p text:style-name="P4">With this experience it is possible to be able to offer some help as little as it is to young people to prepare for the change in Work, that now is a ‘Problem Solving’ enviorment. Using our Human imagination that AI and Robots can not possess. <text:span text:style-name="T6">I built a website for my business before, only now the coding for the pages is light years beyond me now. The program I use to make the pages has an optional AI attached for only $10 per month. I ask it to do things like this:</text:span></text:p>
      <text:p text:style-name="P5">“Can you add the Home link top and bottom, email link in the lower right, add background color, and remove word processor tags.”</text:p>
      <text:p text:style-name="P5"><text:soft-page-break/>This is all that is needed when I paste the answer from AI into the word proscesser as I have done research about this problem. With in seconds it spits out the code for my approval. I now have a Masters in Computer Sicenence looking over my shoulder, that I lack. This is why I am so concerned. <text:span text:style-name="T5">No one seems to care if the children of New Mexico get run over by this.</text:span></text:p>
      <text:p text:style-name="P6">This is the reply from the AI I use about creating exercises to learn how to ask questions of AI.</text:p>
      <text:p text:style-name="P7"><draw:frame draw:style-name="fr1" draw:name="Frame1" text:anchor-type="char" svg:width="0.0161in" draw:z-index="0"><draw:text-box fo:min-height="0.0161in"><text:h text:style-name="P8" text:outline-level="3">Copilot said: Great — gladm. When</text:h></draw:text-box></draw:frame>“Great — glad you like them. When you're ready for the kids version I can adapt this material into age‑appropriate activities. A quick preview of what I’d include:</text:p>
      <text:list text:style-name="L1">
        <text:list-item>
          <text:p text:style-name="P9">Target age ranges (you pick: 5–7, 8–10, 11–13) and reading level.</text:p>
        </text:list-item>
        <text:list-item>
          <text:p text:style-name="P9">Short, plain analogies (e.g., "AI is a robot helper") and a 1‑sentence safety rule for kids.</text:p>
        </text:list-item>
        <text:list-item>
          <text:p text:style-name="P9">3–5 hands‑on activities (games, role‑play, "fix the question" matching cards).</text:p>
        </text:list-item>
        <text:list-item>
          <text:p text:style-name="P9">A one‑page printable worksheet or coloring card with fill‑in prompt templates.</text:p>
        </text:list-item>
        <text:list-item>
          <text:p text:style-name="P9">A short parent/teacher note with tips and safety reminders.</text:p>
        </text:list-item>
        <text:list-item>
          <text:p text:style-name="P9">Optional slide deck or printable badges for workshop leaders.</text:p>
        </text:list-item>
      </text:list>
      <text:p text:style-name="P10">Tell me the age range and whether you want printable handouts or slides, and I’ll make a kid‑friendly pack next.”</text:p>
      <text:p text:style-name="P10"/>
      <text:p text:style-name="P11">AI is scary good, as you can see. With prices falling every month.</text:p>
      <text:p text:style-name="P10"/>
      <text:p text:style-name="P12">If you are interested it would be best to contact me with my email <text:a xlink:type="simple" xlink:href="mailto:timpayneis@gmail.com" text:style-name="Internet_20_link" text:visited-style-name="Visited_20_Internet_20_Link">timpayneis@gmail.com</text:a> or my phone 575-571-9097, I don’t answer a number that’s not in my contacts so text first. <text:span text:style-name="T2">And d</text:span><text:span text:style-name="T8">on’t do things late at night, I left off the </text:span><text:a xlink:type="simple" xlink:href="http://www.fedoralinuxlab.org/" text:style-name="Internet_20_link" text:visited-style-name="Visited_20_Internet_20_Link"><text:span text:style-name="T8">www.fedoralinuxlab.org</text:span></text:a><text:span text:style-name="T8"> it is in the email address on the cards.</text:span></text:p>
      <text:p text:style-name="P12"/>
      <text:p text:style-name="P12">Thank you for your attention, I have incuded one of my web pages looking out 5 years.</text:p>
      <text:p text:style-name="P12"/>
      <text:p text:style-name="P12">Thank you,</text:p>
      <text:p text:style-name="P12">Timothy Payne</text:p>
      <text:p text:style-name="P12"/>
      <text:p text:style-name="P13">Now in BnGclub.New.odt</text:p>
      <text:p text:style-name="P12"/>
      <text:p text:style-name="P14">What I changed and why</text:p>
      <text:list text:style-name="L2">
        <text:list-item>
          <text:p text:style-name="P15">Tightened and reorganized the letter into a clear problem → evidence → personal credibility → solution → call-to-action structure.</text:p>
        </text:list-item>
        <text:list-item>
          <text:p text:style-name="P15">Corrected spelling/grammar and removed repetitions while preserving your key facts (Tesla price, ChatGPT pricing, NM’s rank, your background, contact info).</text:p>
        </text:list-item>
        <text:list-item>
          <text:p text:style-name="P15"><text:soft-page-break/>Softened confrontational language about individuals while keeping the substance of your Facebook experience.</text:p>
        </text:list-item>
        <text:list-item>
          <text:p text:style-name="P15">Added a short, concrete list of AI outputs to show feasibility.</text:p>
        </text:list-item>
      </text:list>
      <text:p text:style-name="P14">Next steps</text:p>
      <text:list text:style-name="L3">
        <text:list-item>
          <text:p text:style-name="P16">I can shorten this to a one-paragraph pitch for email, tailor it for a specific recipient (school board, city official, local business), or produce a subject line and a follow-up email template. Which would you like next?</text:p>
        </text:list-item>
      </text:lis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20:36:40.453479220</meta:creation-date>
    <dc:title>Half inch margin</dc:title>
    <meta:editing-duration>PT21M5S</meta:editing-duration>
    <meta:editing-cycles>5</meta:editing-cycles>
    <meta:generator>LibreOffice/25.2.7.2$Linux_X86_64 LibreOffice_project/520$Build-2</meta:generator>
    <dc:date>2025-12-06T06:09:01.086620101</dc:date>
    <meta:document-statistic meta:table-count="0" meta:image-count="0" meta:object-count="0" meta:page-count="3" meta:paragraph-count="33" meta:word-count="954" meta:character-count="5177" meta:non-whitespace-character-count="4269"/>
    <meta:template xlink:type="simple" xlink:actuate="onRequest" xlink:title="Half inch margin" xlink:href="../.config/libreoffice/4/user/template/Half%20inch%20margin.ott" meta:date="2025-12-05T20:36:39.402936080"/>
  </office:meta>
</office:document-meta>
</file>